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>
      <style:text-properties fo:color="#000000" fo:font-family="Sans Serif" fo:font-size="12.000000000000000pt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3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4" style:family="graphic">
      <style:graphic-properties draw:fill="solid" draw:fill-color="#ff000c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5" style:family="graphic">
      <style:graphic-properties draw:fill="solid" draw:fill-color="#ff000c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0.283465058000000pt"/>
    </style:style>
    <style:style style:name="gr6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0.283465058000000pt"/>
    </style:style>
    <style:style style:name="gr7" style:family="graphic">
      <style:graphic-properties draw:fill="none" draw:marker-end="Arrow_20concave" draw:marker-end-center="false" draw:marker-end-width="12.755927610000001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834650580000000pt"/>
    </style:style>
    <style:style style:name="gr8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g draw:style-name="gr1" xml:id="shape-1" draw:id="shape-1" svg:y="241.96577350880pt">
          <draw:rect draw:style-name="gr2" xml:id="shape-2" draw:id="shape-2" draw:layer="" svg:width="360.00062366000pt" svg:height="71.09303654640pt" svg:x="230.40039914240pt" svg:y="244.8004240888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3" xml:id="shape-3" draw:id="shape-3" draw:layer="" svg:width="360.00062366000pt" svg:height="71.09303654640pt" svg:x="230.40039914240pt" svg:y="244.8004240888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4" draw:id="shape-4" svg:y="164.50153358470pt">
          <draw:rect draw:style-name="gr2" xml:id="shape-5" draw:id="shape-5" draw:layer="" svg:width="360.00062366000pt" svg:height="71.09303654640pt" svg:x="230.40039914240pt" svg:y="158.4002744104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3" xml:id="shape-6" draw:id="shape-6" draw:layer="" svg:width="360.00062366000pt" svg:height="71.09303654640pt" svg:x="230.40039914240pt" svg:y="158.4002744104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7" draw:id="shape-7" svg:y="196.40973272975pt">
          <draw:path draw:style-name="gr4" xml:id="shape-8" draw:id="shape-8" draw:layer="" svg:width="28.80004989280pt" svg:height="43.20007483920pt" svg:x="244.80042408880pt" svg:y="172.80029935680pt" svg:viewBox="0 0 29 43" svg:d="M14.3885 0C23.0216 0 28.8 8.09597 28.8 13.4933C28.8 18.8906 28.8 18.8906 28.8 43.2001C14.3885 43.2001 11.5108 43.2001 0 43.2001C0 32.3839 0 18.8906 0 13.4933C0 8.09597 5.75541 0 14.3885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5" xml:id="shape-9" draw:id="shape-9" draw:layer="" svg:width="28.80004989280pt" svg:height="43.20007483920pt" svg:x="244.80042408880pt" svg:y="172.80029935680pt" svg:viewBox="0 0 29 43" svg:d="M14.3885 0C23.0216 0 28.8 8.09597 28.8 13.4933C28.8 18.8906 28.8 18.8906 28.8 43.2001C14.3885 43.2001 11.5108 43.2001 0 43.2001C0 32.3839 0 18.8906 0 13.4933C0 8.09597 5.75541 0 14.3885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10" draw:id="shape-10" svg:y="256.36579845520pt">
          <draw:path draw:style-name="gr3" xml:id="shape-11" draw:id="shape-11" draw:layer="" svg:width="28.20830715067pt" svg:height="43.80594736352pt" svg:x="244.80042408880pt" svg:y="259.20044903520pt" svg:viewBox="0 0 28 44" svg:d="M14.0929 0C22.5487 0 28.2083 8.20951 28.2083 13.6826C28.2083 19.1555 28.2083 19.1555 28.2083 43.8059C14.0929 43.8059 11.2743 43.8059 0 43.8059C0 32.8381 0 19.1555 0 13.6826C0 8.20951 5.63717 0 14.0929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12" draw:id="shape-12" draw:layer="" svg:width="28.20830715067pt" svg:height="43.80594736352pt" svg:x="244.80042408880pt" svg:y="259.20044903520pt" svg:viewBox="0 0 28 44" svg:d="M14.0929 0C22.5487 0 28.2083 8.20951 28.2083 13.6826C28.2083 19.1555 28.2083 19.1555 28.2083 43.8059C14.0929 43.8059 11.2743 43.8059 0 43.8059C0 32.8381 0 19.1555 0 13.6826C0 8.20951 5.63717 0 14.0929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13" draw:id="shape-13" svg:y="285.16584834800pt">
          <draw:path draw:style-name="gr3" xml:id="shape-14" draw:id="shape-14" draw:layer="" svg:width="28.60142885906pt" svg:height="43.40110588514pt" svg:x="288.00049892800pt" svg:y="172.80029935680pt" svg:viewBox="0 0 29 43" svg:d="M14.2893 0C22.8629 0 28.6014 8.13364 28.6014 13.5561C28.6014 18.9785 28.6014 18.9785 28.6014 43.4011C14.2893 43.4011 11.4314 43.4011 0 43.4011C0 32.5346 0 18.9785 0 13.5561C0 8.13364 5.71573 0 14.2893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15" draw:id="shape-15" draw:layer="" svg:width="28.60142885906pt" svg:height="43.40110588514pt" svg:x="288.00049892800pt" svg:y="172.80029935680pt" svg:viewBox="0 0 29 43" svg:d="M14.2893 0C22.8629 0 28.6014 8.13364 28.6014 13.5561C28.6014 18.9785 28.6014 18.9785 28.6014 43.4011C14.2893 43.4011 11.4314 43.4011 0 43.4011C0 32.5346 0 18.9785 0 13.5561C0 8.13364 5.71573 0 14.2893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16" draw:id="shape-16" svg:y="285.16584834800pt">
          <draw:path draw:style-name="gr3" xml:id="shape-17" draw:id="shape-17" draw:layer="" svg:width="28.60142885906pt" svg:height="43.40110588514pt" svg:x="331.20057376720pt" svg:y="172.80029935680pt" svg:viewBox="0 0 29 43" svg:d="M14.2893 0C22.8629 0 28.6014 8.13364 28.6014 13.5561C28.6014 18.9785 28.6014 18.9785 28.6014 43.4011C14.2893 43.4011 11.4314 43.4011 0 43.4011C0 32.5346 0 18.9785 0 13.5561C0 8.13364 5.71573 0 14.2893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18" draw:id="shape-18" draw:layer="" svg:width="28.60142885906pt" svg:height="43.40110588514pt" svg:x="331.20057376720pt" svg:y="172.80029935680pt" svg:viewBox="0 0 29 43" svg:d="M14.2893 0C22.8629 0 28.6014 8.13364 28.6014 13.5561C28.6014 18.9785 28.6014 18.9785 28.6014 43.4011C14.2893 43.4011 11.4314 43.4011 0 43.4011C0 32.5346 0 18.9785 0 13.5561C0 8.13364 5.71573 0 14.2893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19" draw:id="shape-19" svg:y="285.16584834800pt">
          <draw:path draw:style-name="gr3" xml:id="shape-20" draw:id="shape-20" draw:layer="" svg:width="28.60142885906pt" svg:height="43.40110588514pt" svg:x="374.40064860640pt" svg:y="172.80029935680pt" svg:viewBox="0 0 29 43" svg:d="M14.2893 0C22.8629 0 28.6014 8.13364 28.6014 13.5561C28.6014 18.9785 28.6014 18.9785 28.6014 43.4011C14.2893 43.4011 11.4314 43.4011 0 43.4011C0 32.5346 0 18.9785 0 13.5561C0 8.13364 5.71573 0 14.2893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21" draw:id="shape-21" draw:layer="" svg:width="28.60142885906pt" svg:height="43.40110588514pt" svg:x="374.40064860640pt" svg:y="172.80029935680pt" svg:viewBox="0 0 29 43" svg:d="M14.2893 0C22.8629 0 28.6014 8.13364 28.6014 13.5561C28.6014 18.9785 28.6014 18.9785 28.6014 43.4011C14.2893 43.4011 11.4314 43.4011 0 43.4011C0 32.5346 0 18.9785 0 13.5561C0 8.13364 5.71573 0 14.2893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22" draw:id="shape-22" svg:y="256.36579845520pt">
          <draw:path draw:style-name="gr4" xml:id="shape-23" draw:id="shape-23" draw:layer="" svg:width="28.41815680708pt" svg:height="43.61270340026pt" svg:x="288.00049892800pt" svg:y="259.2004490352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5" xml:id="shape-24" draw:id="shape-24" draw:layer="" svg:width="28.41815680708pt" svg:height="43.61270340026pt" svg:x="288.00049892800pt" svg:y="259.2004490352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25" draw:id="shape-25" svg:y="285.16584834800pt">
          <draw:path draw:style-name="gr3" xml:id="shape-26" draw:id="shape-26" draw:layer="" svg:width="28.60142885906pt" svg:height="43.40110588514pt" svg:x="417.60072344560pt" svg:y="172.80029935680pt" svg:viewBox="0 0 29 43" svg:d="M14.2893 0C22.8629 0 28.6014 8.13364 28.6014 13.5561C28.6014 18.9785 28.6014 18.9785 28.6014 43.4011C14.2893 43.4011 11.4314 43.4011 0 43.4011C0 32.5346 0 18.9785 0 13.5561C0 8.13364 5.71573 0 14.2893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27" draw:id="shape-27" draw:layer="" svg:width="28.60142885906pt" svg:height="43.40110588514pt" svg:x="417.60072344560pt" svg:y="172.80029935680pt" svg:viewBox="0 0 29 43" svg:d="M14.2893 0C22.8629 0 28.6014 8.13364 28.6014 13.5561C28.6014 18.9785 28.6014 18.9785 28.6014 43.4011C14.2893 43.4011 11.4314 43.4011 0 43.4011C0 32.5346 0 18.9785 0 13.5561C0 8.13364 5.71573 0 14.2893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28" draw:id="shape-28" svg:y="285.16584834800pt">
          <draw:path draw:style-name="gr3" xml:id="shape-29" draw:id="shape-29" draw:layer="" svg:width="28.60142885906pt" svg:height="43.40110588514pt" svg:x="460.80079828480pt" svg:y="172.80029935680pt" svg:viewBox="0 0 29 43" svg:d="M14.2893 0C22.8629 0 28.6014 8.13364 28.6014 13.5561C28.6014 18.9785 28.6014 18.9785 28.6014 43.4011C14.2893 43.4011 11.4314 43.4011 0 43.4011C0 32.5346 0 18.9785 0 13.5561C0 8.13364 5.71573 0 14.2893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30" draw:id="shape-30" draw:layer="" svg:width="28.60142885906pt" svg:height="43.40110588514pt" svg:x="460.80079828480pt" svg:y="172.80029935680pt" svg:viewBox="0 0 29 43" svg:d="M14.2893 0C22.8629 0 28.6014 8.13364 28.6014 13.5561C28.6014 18.9785 28.6014 18.9785 28.6014 43.4011C14.2893 43.4011 11.4314 43.4011 0 43.4011C0 32.5346 0 18.9785 0 13.5561C0 8.13364 5.71573 0 14.2893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31" draw:id="shape-31" svg:y="285.16584834800pt">
          <draw:path draw:style-name="gr3" xml:id="shape-32" draw:id="shape-32" draw:layer="" svg:width="28.60142885906pt" svg:height="43.40110588514pt" svg:x="504.00087312400pt" svg:y="172.80029935680pt" svg:viewBox="0 0 29 43" svg:d="M14.2893 0C22.8629 0 28.6014 8.13364 28.6014 13.5561C28.6014 18.9785 28.6014 18.9785 28.6014 43.4011C14.2893 43.4011 11.4314 43.4011 0 43.4011C0 32.5346 0 18.9785 0 13.5561C0 8.13364 5.71573 0 14.2893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33" draw:id="shape-33" draw:layer="" svg:width="28.60142885906pt" svg:height="43.40110588514pt" svg:x="504.00087312400pt" svg:y="172.80029935680pt" svg:viewBox="0 0 29 43" svg:d="M14.2893 0C22.8629 0 28.6014 8.13364 28.6014 13.5561C28.6014 18.9785 28.6014 18.9785 28.6014 43.4011C14.2893 43.4011 11.4314 43.4011 0 43.4011C0 32.5346 0 18.9785 0 13.5561C0 8.13364 5.71573 0 14.2893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34" draw:id="shape-34" svg:y="256.36579845520pt">
          <draw:path draw:style-name="gr3" xml:id="shape-35" draw:id="shape-35" draw:layer="" svg:width="28.41815680708pt" svg:height="43.61270340026pt" svg:x="331.20057376720pt" svg:y="259.2004490352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36" draw:id="shape-36" draw:layer="" svg:width="28.41815680708pt" svg:height="43.61270340026pt" svg:x="331.20057376720pt" svg:y="259.2004490352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37" draw:id="shape-37" svg:y="285.16584834800pt">
          <draw:path draw:style-name="gr3" xml:id="shape-38" draw:id="shape-38" draw:layer="" svg:width="28.60142885906pt" svg:height="43.40110588514pt" svg:x="547.20094796320pt" svg:y="172.80029935680pt" svg:viewBox="0 0 29 43" svg:d="M14.2893 0C22.8629 0 28.6014 8.13364 28.6014 13.5561C28.6014 18.9785 28.6014 18.9785 28.6014 43.4011C14.2893 43.4011 11.4314 43.4011 0 43.4011C0 32.5346 0 18.9785 0 13.5561C0 8.13364 5.71573 0 14.2893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39" draw:id="shape-39" draw:layer="" svg:width="28.60142885906pt" svg:height="43.40110588514pt" svg:x="547.20094796320pt" svg:y="172.80029935680pt" svg:viewBox="0 0 29 43" svg:d="M14.2893 0C22.8629 0 28.6014 8.13364 28.6014 13.5561C28.6014 18.9785 28.6014 18.9785 28.6014 43.4011C14.2893 43.4011 11.4314 43.4011 0 43.4011C0 32.5346 0 18.9785 0 13.5561C0 8.13364 5.71573 0 14.2893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40" draw:id="shape-40" svg:y="270.76582340160pt">
          <draw:rect draw:style-name="gr2" xml:id="shape-41" draw:id="shape-41" draw:layer="" svg:width="360.00062366000pt" svg:height="71.09303654640pt" svg:x="230.40039914240pt" svg:y="244.8004240888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3" xml:id="shape-42" draw:id="shape-42" draw:layer="" svg:width="360.00062366000pt" svg:height="71.09303654640pt" svg:x="230.40039914240pt" svg:y="244.8004240888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43" draw:id="shape-43" svg:y="256.36579845520pt">
          <draw:path draw:style-name="gr3" xml:id="shape-44" draw:id="shape-44" draw:layer="" svg:width="28.41815680708pt" svg:height="43.61270340026pt" svg:x="374.40064860640pt" svg:y="259.2004490352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45" draw:id="shape-45" draw:layer="" svg:width="28.41815680708pt" svg:height="43.61270340026pt" svg:x="374.40064860640pt" svg:y="259.2004490352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46" draw:id="shape-46" svg:y="285.16584834800pt">
          <draw:path draw:style-name="gr3" xml:id="shape-47" draw:id="shape-47" draw:layer="" svg:width="28.60142885906pt" svg:height="43.40110588514pt" svg:x="244.80042408880pt" svg:y="259.20044903520pt" svg:viewBox="0 0 29 43" svg:d="M14.2893 0C22.8629 0 28.6014 8.13364 28.6014 13.5561C28.6014 18.9785 28.6014 18.9785 28.6014 43.4011C14.2893 43.4011 11.4314 43.4011 0 43.4011C0 32.5346 0 18.9785 0 13.5561C0 8.13364 5.71573 0 14.2893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48" draw:id="shape-48" draw:layer="" svg:width="28.60142885906pt" svg:height="43.40110588514pt" svg:x="244.80042408880pt" svg:y="259.20044903520pt" svg:viewBox="0 0 29 43" svg:d="M14.2893 0C22.8629 0 28.6014 8.13364 28.6014 13.5561C28.6014 18.9785 28.6014 18.9785 28.6014 43.4011C14.2893 43.4011 11.4314 43.4011 0 43.4011C0 32.5346 0 18.9785 0 13.5561C0 8.13364 5.71573 0 14.2893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49" draw:id="shape-49" svg:y="256.36579845520pt">
          <draw:path draw:style-name="gr3" xml:id="shape-50" draw:id="shape-50" draw:layer="" svg:width="28.41815680708pt" svg:height="43.61270340026pt" svg:x="417.60072344560pt" svg:y="259.2004490352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51" draw:id="shape-51" draw:layer="" svg:width="28.41815680708pt" svg:height="43.61270340026pt" svg:x="417.60072344560pt" svg:y="259.2004490352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52" draw:id="shape-52" svg:y="285.16584834800pt">
          <draw:path draw:style-name="gr4" xml:id="shape-53" draw:id="shape-53" draw:layer="" svg:width="28.20830715067pt" svg:height="43.80594736352pt" svg:x="288.00049892800pt" svg:y="259.20044903520pt" svg:viewBox="0 0 28 44" svg:d="M14.0929 0C22.5487 0 28.2083 8.20951 28.2083 13.6826C28.2083 19.1555 28.2083 19.1555 28.2083 43.8059C14.0929 43.8059 11.2743 43.8059 0 43.8059C0 32.8381 0 19.1555 0 13.6826C0 8.20951 5.63717 0 14.0929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5" xml:id="shape-54" draw:id="shape-54" draw:layer="" svg:width="28.20830715067pt" svg:height="43.80594736352pt" svg:x="288.00049892800pt" svg:y="259.20044903520pt" svg:viewBox="0 0 28 44" svg:d="M14.0929 0C22.5487 0 28.2083 8.20951 28.2083 13.6826C28.2083 19.1555 28.2083 19.1555 28.2083 43.8059C14.0929 43.8059 11.2743 43.8059 0 43.8059C0 32.8381 0 19.1555 0 13.6826C0 8.20951 5.63717 0 14.0929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55" draw:id="shape-55" svg:y="256.36579845520pt">
          <draw:path draw:style-name="gr3" xml:id="shape-56" draw:id="shape-56" draw:layer="" svg:width="28.41815680708pt" svg:height="43.61270340026pt" svg:x="460.80079828480pt" svg:y="259.2004490352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57" draw:id="shape-57" draw:layer="" svg:width="28.41815680708pt" svg:height="43.61270340026pt" svg:x="460.80079828480pt" svg:y="259.2004490352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58" draw:id="shape-58" svg:y="285.16584834800pt">
          <draw:path draw:style-name="gr3" xml:id="shape-59" draw:id="shape-59" draw:layer="" svg:width="28.20830715067pt" svg:height="43.80594736352pt" svg:x="331.20057376720pt" svg:y="259.20044903520pt" svg:viewBox="0 0 28 44" svg:d="M14.0929 0C22.5487 0 28.2083 8.20951 28.2083 13.6826C28.2083 19.1555 28.2083 19.1555 28.2083 43.8059C14.0929 43.8059 11.2743 43.8059 0 43.8059C0 32.8381 0 19.1555 0 13.6826C0 8.20951 5.63717 0 14.0929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60" draw:id="shape-60" draw:layer="" svg:width="28.20830715067pt" svg:height="43.80594736352pt" svg:x="331.20057376720pt" svg:y="259.20044903520pt" svg:viewBox="0 0 28 44" svg:d="M14.0929 0C22.5487 0 28.2083 8.20951 28.2083 13.6826C28.2083 19.1555 28.2083 19.1555 28.2083 43.8059C14.0929 43.8059 11.2743 43.8059 0 43.8059C0 32.8381 0 19.1555 0 13.6826C0 8.20951 5.63717 0 14.0929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61" draw:id="shape-61" svg:y="256.36579845520pt">
          <draw:path draw:style-name="gr3" xml:id="shape-62" draw:id="shape-62" draw:layer="" svg:width="28.41815680708pt" svg:height="43.61270340026pt" svg:x="504.00087312400pt" svg:y="259.2004490352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63" draw:id="shape-63" draw:layer="" svg:width="28.41815680708pt" svg:height="43.61270340026pt" svg:x="504.00087312400pt" svg:y="259.2004490352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64" draw:id="shape-64" svg:y="285.16584834800pt">
          <draw:path draw:style-name="gr3" xml:id="shape-65" draw:id="shape-65" draw:layer="" svg:width="28.20830715067pt" svg:height="43.80594736352pt" svg:x="374.40064860640pt" svg:y="259.20044903520pt" svg:viewBox="0 0 28 44" svg:d="M14.0929 0C22.5487 0 28.2083 8.20951 28.2083 13.6826C28.2083 19.1555 28.2083 19.1555 28.2083 43.8059C14.0929 43.8059 11.2743 43.8059 0 43.8059C0 32.8381 0 19.1555 0 13.6826C0 8.20951 5.63717 0 14.0929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66" draw:id="shape-66" draw:layer="" svg:width="28.20830715067pt" svg:height="43.80594736352pt" svg:x="374.40064860640pt" svg:y="259.20044903520pt" svg:viewBox="0 0 28 44" svg:d="M14.0929 0C22.5487 0 28.2083 8.20951 28.2083 13.6826C28.2083 19.1555 28.2083 19.1555 28.2083 43.8059C14.0929 43.8059 11.2743 43.8059 0 43.8059C0 32.8381 0 19.1555 0 13.6826C0 8.20951 5.63717 0 14.0929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67" draw:id="shape-67" svg:y="256.36579845520pt">
          <draw:path draw:style-name="gr3" xml:id="shape-68" draw:id="shape-68" draw:layer="" svg:width="28.41815680708pt" svg:height="43.61270340026pt" svg:x="547.20094796320pt" svg:y="259.2004490352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69" draw:id="shape-69" draw:layer="" svg:width="28.41815680708pt" svg:height="43.61270340026pt" svg:x="547.20094796320pt" svg:y="259.2004490352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70" draw:id="shape-70" svg:y="285.16584834800pt">
          <draw:path draw:style-name="gr3" xml:id="shape-71" draw:id="shape-71" draw:layer="" svg:width="28.20830715067pt" svg:height="43.80594736352pt" svg:x="417.60072344560pt" svg:y="259.20044903520pt" svg:viewBox="0 0 28 44" svg:d="M14.0929 0C22.5487 0 28.2083 8.20951 28.2083 13.6826C28.2083 19.1555 28.2083 19.1555 28.2083 43.8059C14.0929 43.8059 11.2743 43.8059 0 43.8059C0 32.8381 0 19.1555 0 13.6826C0 8.20951 5.63717 0 14.0929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72" draw:id="shape-72" draw:layer="" svg:width="28.20830715067pt" svg:height="43.80594736352pt" svg:x="417.60072344560pt" svg:y="259.20044903520pt" svg:viewBox="0 0 28 44" svg:d="M14.0929 0C22.5487 0 28.2083 8.20951 28.2083 13.6826C28.2083 19.1555 28.2083 19.1555 28.2083 43.8059C14.0929 43.8059 11.2743 43.8059 0 43.8059C0 32.8381 0 19.1555 0 13.6826C0 8.20951 5.63717 0 14.0929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73" draw:id="shape-73" svg:y="285.16584834800pt">
          <draw:path draw:style-name="gr3" xml:id="shape-74" draw:id="shape-74" draw:layer="" svg:width="28.20830715067pt" svg:height="43.80594736352pt" svg:x="460.80079828480pt" svg:y="259.20044903520pt" svg:viewBox="0 0 28 44" svg:d="M14.0929 0C22.5487 0 28.2083 8.20951 28.2083 13.6826C28.2083 19.1555 28.2083 19.1555 28.2083 43.8059C14.0929 43.8059 11.2743 43.8059 0 43.8059C0 32.8381 0 19.1555 0 13.6826C0 8.20951 5.63717 0 14.0929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75" draw:id="shape-75" draw:layer="" svg:width="28.20830715067pt" svg:height="43.80594736352pt" svg:x="460.80079828480pt" svg:y="259.20044903520pt" svg:viewBox="0 0 28 44" svg:d="M14.0929 0C22.5487 0 28.2083 8.20951 28.2083 13.6826C28.2083 19.1555 28.2083 19.1555 28.2083 43.8059C14.0929 43.8059 11.2743 43.8059 0 43.8059C0 32.8381 0 19.1555 0 13.6826C0 8.20951 5.63717 0 14.0929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76" draw:id="shape-76" svg:y="285.16584834800pt">
          <draw:path draw:style-name="gr3" xml:id="shape-77" draw:id="shape-77" draw:layer="" svg:width="28.20830715067pt" svg:height="43.80594736352pt" svg:x="504.00087312400pt" svg:y="259.20044903520pt" svg:viewBox="0 0 28 44" svg:d="M14.0929 0C22.5487 0 28.2083 8.20951 28.2083 13.6826C28.2083 19.1555 28.2083 19.1555 28.2083 43.8059C14.0929 43.8059 11.2743 43.8059 0 43.8059C0 32.8381 0 19.1555 0 13.6826C0 8.20951 5.63717 0 14.0929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78" draw:id="shape-78" draw:layer="" svg:width="28.20830715067pt" svg:height="43.80594736352pt" svg:x="504.00087312400pt" svg:y="259.20044903520pt" svg:viewBox="0 0 28 44" svg:d="M14.0929 0C22.5487 0 28.2083 8.20951 28.2083 13.6826C28.2083 19.1555 28.2083 19.1555 28.2083 43.8059C14.0929 43.8059 11.2743 43.8059 0 43.8059C0 32.8381 0 19.1555 0 13.6826C0 8.20951 5.63717 0 14.0929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79" draw:id="shape-79" svg:y="285.16584834800pt">
          <draw:path draw:style-name="gr3" xml:id="shape-80" draw:id="shape-80" draw:layer="" svg:width="28.20830715067pt" svg:height="43.80594736352pt" svg:x="547.20094796320pt" svg:y="259.20044903520pt" svg:viewBox="0 0 28 44" svg:d="M14.0929 0C22.5487 0 28.2083 8.20951 28.2083 13.6826C28.2083 19.1555 28.2083 19.1555 28.2083 43.8059C14.0929 43.8059 11.2743 43.8059 0 43.8059C0 32.8381 0 19.1555 0 13.6826C0 8.20951 5.63717 0 14.0929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81" draw:id="shape-81" draw:layer="" svg:width="28.20830715067pt" svg:height="43.80594736352pt" svg:x="547.20094796320pt" svg:y="259.20044903520pt" svg:viewBox="0 0 28 44" svg:d="M14.0929 0C22.5487 0 28.2083 8.20951 28.2083 13.6826C28.2083 19.1555 28.2083 19.1555 28.2083 43.8059C14.0929 43.8059 11.2743 43.8059 0 43.8059C0 32.8381 0 19.1555 0 13.6826C0 8.20951 5.63717 0 14.0929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82" draw:id="shape-82" svg:y="241.96577350880pt">
          <draw:rect draw:style-name="gr2" xml:id="shape-83" draw:id="shape-83" draw:layer="" svg:width="360.00062366000pt" svg:height="71.09303654640pt" svg:x="230.40039914240pt" svg:y="331.2005737672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3" xml:id="shape-84" draw:id="shape-84" draw:layer="" svg:width="360.00062366000pt" svg:height="71.09303654640pt" svg:x="230.40039914240pt" svg:y="331.2005737672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85" draw:id="shape-85" svg:y="256.36579845520pt">
          <draw:path draw:style-name="gr3" xml:id="shape-86" draw:id="shape-86" draw:layer="" svg:width="28.20830715067pt" svg:height="43.80594736352pt" svg:x="244.80042408880pt" svg:y="345.60059871360pt" svg:viewBox="0 0 28 44" svg:d="M14.0929 0C22.5487 0 28.2083 8.20951 28.2083 13.6826C28.2083 19.1555 28.2083 19.1555 28.2083 43.8059C14.0929 43.8059 11.2743 43.8059 0 43.8059C0 32.8381 0 19.1555 0 13.6826C0 8.20951 5.63717 0 14.0929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87" draw:id="shape-87" draw:layer="" svg:width="28.20830715067pt" svg:height="43.80594736352pt" svg:x="244.80042408880pt" svg:y="345.60059871360pt" svg:viewBox="0 0 28 44" svg:d="M14.0929 0C22.5487 0 28.2083 8.20951 28.2083 13.6826C28.2083 19.1555 28.2083 19.1555 28.2083 43.8059C14.0929 43.8059 11.2743 43.8059 0 43.8059C0 32.8381 0 19.1555 0 13.6826C0 8.20951 5.63717 0 14.0929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88" draw:id="shape-88" svg:y="256.36579845520pt">
          <draw:path draw:style-name="gr3" xml:id="shape-89" draw:id="shape-89" draw:layer="" svg:width="28.41815680708pt" svg:height="43.61270340026pt" svg:x="288.00049892800pt" svg:y="345.6005987136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90" draw:id="shape-90" draw:layer="" svg:width="28.41815680708pt" svg:height="43.61270340026pt" svg:x="288.00049892800pt" svg:y="345.6005987136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91" draw:id="shape-91" svg:y="256.36579845520pt">
          <draw:path draw:style-name="gr4" xml:id="shape-92" draw:id="shape-92" draw:layer="" svg:width="28.41815680708pt" svg:height="43.61270340026pt" svg:x="331.20057376720pt" svg:y="345.6005987136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5" xml:id="shape-93" draw:id="shape-93" draw:layer="" svg:width="28.41815680708pt" svg:height="43.61270340026pt" svg:x="331.20057376720pt" svg:y="345.6005987136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94" draw:id="shape-94" svg:y="256.36579845520pt">
          <draw:path draw:style-name="gr3" xml:id="shape-95" draw:id="shape-95" draw:layer="" svg:width="28.41815680708pt" svg:height="43.61270340026pt" svg:x="374.40064860640pt" svg:y="345.6005987136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96" draw:id="shape-96" draw:layer="" svg:width="28.41815680708pt" svg:height="43.61270340026pt" svg:x="374.40064860640pt" svg:y="345.6005987136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97" draw:id="shape-97" svg:y="256.36579845520pt">
          <draw:path draw:style-name="gr3" xml:id="shape-98" draw:id="shape-98" draw:layer="" svg:width="28.41815680708pt" svg:height="43.61270340026pt" svg:x="417.60072344560pt" svg:y="345.6005987136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99" draw:id="shape-99" draw:layer="" svg:width="28.41815680708pt" svg:height="43.61270340026pt" svg:x="417.60072344560pt" svg:y="345.6005987136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100" draw:id="shape-100" svg:y="256.36579845520pt">
          <draw:path draw:style-name="gr3" xml:id="shape-101" draw:id="shape-101" draw:layer="" svg:width="28.41815680708pt" svg:height="43.61270340026pt" svg:x="460.80079828480pt" svg:y="345.6005987136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102" draw:id="shape-102" draw:layer="" svg:width="28.41815680708pt" svg:height="43.61270340026pt" svg:x="460.80079828480pt" svg:y="345.6005987136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103" draw:id="shape-103" svg:y="256.36579845520pt">
          <draw:path draw:style-name="gr3" xml:id="shape-104" draw:id="shape-104" draw:layer="" svg:width="28.41815680708pt" svg:height="43.61270340026pt" svg:x="504.00087312400pt" svg:y="345.6005987136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105" draw:id="shape-105" draw:layer="" svg:width="28.41815680708pt" svg:height="43.61270340026pt" svg:x="504.00087312400pt" svg:y="345.6005987136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g draw:style-name="gr1" xml:id="shape-106" draw:id="shape-106" svg:y="256.36579845520pt">
          <draw:path draw:style-name="gr3" xml:id="shape-107" draw:id="shape-107" draw:layer="" svg:width="28.41815680708pt" svg:height="43.61270340026pt" svg:x="547.20094796320pt" svg:y="345.60059871360pt" svg:viewBox="0 0 28 44" svg:d="M14.1977 0C22.7165 0 28.4182 8.1733 28.4182 13.6223C28.4182 19.071 28.4182 19.071 28.4182 43.6127C14.1977 43.6127 11.3582 43.6127 0 43.6127C0 32.6933 0 19.071 0 13.6223C0 8.1733 5.67911 0 14.1977 0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108" draw:id="shape-108" draw:layer="" svg:width="28.41815680708pt" svg:height="43.61270340026pt" svg:x="547.20094796320pt" svg:y="345.60059871360pt" svg:viewBox="0 0 28 44" svg:d="M14.1977 0C22.7165 0 28.4182 8.1733 28.4182 13.6223C28.4182 19.071 28.4182 19.071 28.4182 43.6127C14.1977 43.6127 11.3582 43.6127 0 43.6127C0 32.6933 0 19.071 0 13.6223C0 8.1733 5.67911 0 14.1977 0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path draw:style-name="gr7" xml:id="shape-109" draw:id="shape-109" draw:layer="" svg:width="187.20032430320pt" svg:height="0.00000000000pt" svg:x="230.40039914240pt" svg:y="417.60072344560pt" svg:viewBox="0 0 187 0" svg:d="M0 0L187.2 0L187.2 0" calligra:nodeTypes="ccc">
          <draw:glue-point draw:id="4" svg:x="0.50000000000pt" svg:y="0.50000000000pt" draw:align="center"/>
        </draw:path>
        <draw:frame draw:style-name="gr8" xml:id="shape-110" draw:id="shape-110" draw:layer="" svg:width="331.20057376720pt" svg:height="21.88383368560pt" svg:x="247.27027286385pt" svg:y="132.89335621767pt">
          <draw:text-box>
            <text:p text:style-name="P1">B0 <text:s text:c="7"/>B1 <text:s text:c="6"/>B2 <text:s text:c="6"/>B3 <text:s text:c="6"/>B4 <text:s text:c="7"/>B5 <text:s text:c="6"/>B6 <text:s text:c="6"/>B7</text:p>
          </draw:text-box>
          <draw:glue-point draw:id="4" svg:x="0.50000000000pt" svg:y="0.50000000000pt" draw:align="center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draw:marker draw:name="Arrow_20concave" draw:display-name="Arrow concave" svg:d="M1013 1491l118 89-567-1580-564 1580 114-85 136-68 148-46 161-17 161 13 153 46z" svg:viewBox="0 0 1131 1580"/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080000000000002pt" fo:padding="0.000000000000000pt" fo:page-height="595.276621799999930pt" fo:page-width="841.891222259999950pt" style:print-orientation="landscape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2</meta:editing-cycles>
    <dc:date>2016-02-12T15:28:40</dc:date>
    <meta:creation-date>2013-01-19T15:30:17</meta:creation-date>
    <dc:creator>Ken</dc:creator>
  </office:meta>
</office:document-meta>
</file>